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6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 table:number-columns-repeated="9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10"/>
          <table:table-cell table:number-columns-repeated="13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3" office:value-type="string" calcext:value-type="string">
            <text:p>#nodes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#clients</text:p>
          </table:table-cell>
          <table:table-cell table:style-name="ce10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style-name="ce7" office:value-type="string" calcext:value-type="string">
            <text:p>std</text:p>
          </table:table-cell>
          <table:table-cell table:style-name="ce7" office:value-type="string" calcext:value-type="string">
            <text:p>75 percentile</text:p>
          </table:table-cell>
          <table:table-cell table:style-name="ce7" office:value-type="string" calcext:value-type="string">
            <text:p>90 percentile</text:p>
          </table:table-cell>
          <table:table-cell table:style-name="ce7" office:value-type="string" calcext:value-type="string">
            <text:p>95 percentile</text:p>
          </table:table-cell>
          <table:table-cell table:style-name="ce7" office:value-type="string" calcext:value-type="string">
            <text:p>99 percentile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184418" calcext:value-type="float">
            <text:p>2.18</text:p>
          </table:table-cell>
          <table:table-cell office:value-type="float" office:value="142.278133" calcext:value-type="float">
            <text:p>142.28</text:p>
          </table:table-cell>
          <table:table-cell office:value-type="float" office:value="9.7213832259247" calcext:value-type="float">
            <text:p>9.72</text:p>
          </table:table-cell>
          <table:table-cell office:value-type="float" office:value="5.92635848923704" calcext:value-type="float">
            <text:p>5.93</text:p>
          </table:table-cell>
          <table:table-cell office:value-type="float" office:value="11.403317" calcext:value-type="float">
            <text:p>11.40</text:p>
          </table:table-cell>
          <table:table-cell office:value-type="float" office:value="14.9246385" calcext:value-type="float">
            <text:p>14.92</text:p>
          </table:table-cell>
          <table:table-cell office:value-type="float" office:value="17.787754" calcext:value-type="float">
            <text:p>17.79</text:p>
          </table:table-cell>
          <table:table-cell office:value-type="float" office:value="26.381153" calcext:value-type="float">
            <text:p>26.3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28241" calcext:value-type="float">
            <text:p>9.53</text:p>
          </table:table-cell>
          <table:table-cell office:value-type="float" office:value="4359.886589" calcext:value-type="float">
            <text:p>4359.89</text:p>
          </table:table-cell>
          <table:table-cell office:value-type="float" office:value="43.7393036604465" calcext:value-type="float">
            <text:p>43.74</text:p>
          </table:table-cell>
          <table:table-cell office:value-type="float" office:value="248.551704566615" calcext:value-type="float">
            <text:p>248.55</text:p>
          </table:table-cell>
          <table:table-cell office:value-type="float" office:value="22.052081" calcext:value-type="float">
            <text:p>22.05</text:p>
          </table:table-cell>
          <table:table-cell office:value-type="float" office:value="27.19186" calcext:value-type="float">
            <text:p>27.19</text:p>
          </table:table-cell>
          <table:table-cell office:value-type="float" office:value="32.205413" calcext:value-type="float">
            <text:p>32.21</text:p>
          </table:table-cell>
          <table:table-cell office:value-type="float" office:value="648.0965125" calcext:value-type="float">
            <text:p>648.1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4379" calcext:value-type="float">
            <text:p>2.74</text:p>
          </table:table-cell>
          <table:table-cell office:value-type="float" office:value="108.649106" calcext:value-type="float">
            <text:p>108.65</text:p>
          </table:table-cell>
          <table:table-cell office:value-type="float" office:value="9.77241728590469" calcext:value-type="float">
            <text:p>9.77</text:p>
          </table:table-cell>
          <table:table-cell office:value-type="float" office:value="5.18398288832174" calcext:value-type="float">
            <text:p>5.18</text:p>
          </table:table-cell>
          <table:table-cell office:value-type="float" office:value="11.1370075" calcext:value-type="float">
            <text:p>11.14</text:p>
          </table:table-cell>
          <table:table-cell office:value-type="float" office:value="14.3548545" calcext:value-type="float">
            <text:p>14.35</text:p>
          </table:table-cell>
          <table:table-cell office:value-type="float" office:value="16.7322665" calcext:value-type="float">
            <text:p>16.73</text:p>
          </table:table-cell>
          <table:table-cell office:value-type="float" office:value="26.075964" calcext:value-type="float">
            <text:p>26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9.273674" calcext:value-type="float">
            <text:p>9.27</text:p>
          </table:table-cell>
          <table:table-cell office:value-type="float" office:value="4814.798832" calcext:value-type="float">
            <text:p>4814.80</text:p>
          </table:table-cell>
          <table:table-cell office:value-type="float" office:value="47.5854877130959" calcext:value-type="float">
            <text:p>47.59</text:p>
          </table:table-cell>
          <table:table-cell office:value-type="float" office:value="308.492246824793" calcext:value-type="float">
            <text:p>308.49</text:p>
          </table:table-cell>
          <table:table-cell office:value-type="float" office:value="21.9388195" calcext:value-type="float">
            <text:p>21.94</text:p>
          </table:table-cell>
          <table:table-cell office:value-type="float" office:value="26.954821" calcext:value-type="float">
            <text:p>26.95</text:p>
          </table:table-cell>
          <table:table-cell office:value-type="float" office:value="31.02691" calcext:value-type="float">
            <text:p>31.03</text:p>
          </table:table-cell>
          <table:table-cell office:value-type="float" office:value="71.1077805" calcext:value-type="float">
            <text:p>71.1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table:style-name="Default" office:value-type="float" office:value="28.484499" calcext:value-type="float">
            <text:p>28.484499</text:p>
          </table:table-cell>
          <table:table-cell office:value-type="float" office:value="335.13311" calcext:value-type="float">
            <text:p>335.13</text:p>
          </table:table-cell>
          <table:table-cell office:value-type="float" office:value="87.3608169276909" calcext:value-type="float">
            <text:p>87.36</text:p>
          </table:table-cell>
          <table:table-cell office:value-type="float" office:value="29.4969830671423" calcext:value-type="float">
            <text:p>29.50</text:p>
          </table:table-cell>
          <table:table-cell office:value-type="float" office:value="100.341134" calcext:value-type="float">
            <text:p>100.34</text:p>
          </table:table-cell>
          <table:table-cell office:value-type="float" office:value="125.2503565" calcext:value-type="float">
            <text:p>125.25</text:p>
          </table:table-cell>
          <table:table-cell office:value-type="float" office:value="141.996367" calcext:value-type="float">
            <text:p>142.00</text:p>
          </table:table-cell>
          <table:table-cell office:value-type="float" office:value="180.217614" calcext:value-type="float">
            <text:p>180.2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8.057723" calcext:value-type="float">
            <text:p>98.06</text:p>
          </table:table-cell>
          <table:table-cell office:value-type="float" office:value="5634.996666" calcext:value-type="float">
            <text:p>5635.00</text:p>
          </table:table-cell>
          <table:table-cell office:value-type="float" office:value="416.250734597801" calcext:value-type="float">
            <text:p>416.25</text:p>
          </table:table-cell>
          <table:table-cell office:value-type="float" office:value="758.03693612962" calcext:value-type="float">
            <text:p>758.04</text:p>
          </table:table-cell>
          <table:table-cell office:value-type="float" office:value="219.3165405" calcext:value-type="float">
            <text:p>219.32</text:p>
          </table:table-cell>
          <table:table-cell office:value-type="float" office:value="890.1516835" calcext:value-type="float">
            <text:p>890.15</text:p>
          </table:table-cell>
          <table:table-cell office:value-type="float" office:value="2333.1165775" calcext:value-type="float">
            <text:p>2333.12</text:p>
          </table:table-cell>
          <table:table-cell office:value-type="float" office:value="3850.3106535" calcext:value-type="float">
            <text:p>3850.3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7.523722" calcext:value-type="float">
            <text:p>27.52</text:p>
          </table:table-cell>
          <table:table-cell office:value-type="float" office:value="359.05632" calcext:value-type="float">
            <text:p>359.06</text:p>
          </table:table-cell>
          <table:table-cell office:value-type="float" office:value="88.9791201859381" calcext:value-type="float">
            <text:p>88.98</text:p>
          </table:table-cell>
          <table:table-cell office:value-type="float" office:value="27.2850701384796" calcext:value-type="float">
            <text:p>27.29</text:p>
          </table:table-cell>
          <table:table-cell office:value-type="float" office:value="100.87828" calcext:value-type="float">
            <text:p>100.88</text:p>
          </table:table-cell>
          <table:table-cell office:value-type="float" office:value="123.350469" calcext:value-type="float">
            <text:p>123.35</text:p>
          </table:table-cell>
          <table:table-cell office:value-type="float" office:value="139.261841" calcext:value-type="float">
            <text:p>139.26</text:p>
          </table:table-cell>
          <table:table-cell office:value-type="float" office:value="183.083399" calcext:value-type="float">
            <text:p>183.0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04.212629" calcext:value-type="float">
            <text:p>104.21</text:p>
          </table:table-cell>
          <table:table-cell office:value-type="float" office:value="5337.247846" calcext:value-type="float">
            <text:p>5337.25</text:p>
          </table:table-cell>
          <table:table-cell office:value-type="float" office:value="408.127062871375" calcext:value-type="float">
            <text:p>408.13</text:p>
          </table:table-cell>
          <table:table-cell office:value-type="float" office:value="726.789139305712" calcext:value-type="float">
            <text:p>726.79</text:p>
          </table:table-cell>
          <table:table-cell office:value-type="float" office:value="221.4867395" calcext:value-type="float">
            <text:p>221.49</text:p>
          </table:table-cell>
          <table:table-cell office:value-type="float" office:value="845.5822925" calcext:value-type="float">
            <text:p>845.58</text:p>
          </table:table-cell>
          <table:table-cell office:value-type="float" office:value="2287.4772685" calcext:value-type="float">
            <text:p>2287.48</text:p>
          </table:table-cell>
          <table:table-cell office:value-type="float" office:value="3724.661248" calcext:value-type="float">
            <text:p>3724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71.505413" calcext:value-type="float">
            <text:p>71.51</text:p>
          </table:table-cell>
          <table:table-cell office:value-type="float" office:value="288.229697" calcext:value-type="float">
            <text:p>288.23</text:p>
          </table:table-cell>
          <table:table-cell office:value-type="float" office:value="120.953724096667" calcext:value-type="float">
            <text:p>120.95</text:p>
          </table:table-cell>
          <table:table-cell office:value-type="float" office:value="37.0823604542663" calcext:value-type="float">
            <text:p>37.08</text:p>
          </table:table-cell>
          <table:table-cell office:value-type="float" office:value="137.050266" calcext:value-type="float">
            <text:p>137.05</text:p>
          </table:table-cell>
          <table:table-cell office:value-type="float" office:value="168.469166" calcext:value-type="float">
            <text:p>168.47</text:p>
          </table:table-cell>
          <table:table-cell office:value-type="float" office:value="190.402913" calcext:value-type="float">
            <text:p>190.40</text:p>
          </table:table-cell>
          <table:table-cell office:value-type="float" office:value="260.194185" calcext:value-type="float">
            <text:p>260.1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37361" calcext:value-type="float">
            <text:p>24.37</text:p>
          </table:table-cell>
          <table:table-cell office:value-type="float" office:value="5063.672073" calcext:value-type="float">
            <text:p>5063.67</text:p>
          </table:table-cell>
          <table:table-cell office:value-type="float" office:value="415.993137162951" calcext:value-type="float">
            <text:p>415.99</text:p>
          </table:table-cell>
          <table:table-cell office:value-type="float" office:value="817.5213311247" calcext:value-type="float">
            <text:p>817.52</text:p>
          </table:table-cell>
          <table:table-cell office:value-type="float" office:value="146.5424205" calcext:value-type="float">
            <text:p>146.54</text:p>
          </table:table-cell>
          <table:table-cell office:value-type="float" office:value="1365.154419" calcext:value-type="float">
            <text:p>1365.15</text:p>
          </table:table-cell>
          <table:table-cell office:value-type="float" office:value="2572.71319" calcext:value-type="float">
            <text:p>2572.71</text:p>
          </table:table-cell>
          <table:table-cell table:style-name="Default" office:value-type="float" office:value="3691.890697" calcext:value-type="float">
            <text:p>3691.890697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20591" calcext:value-type="float">
            <text:p>1.92</text:p>
          </table:table-cell>
          <table:table-cell office:value-type="float" office:value="360.857975" calcext:value-type="float">
            <text:p>360.86</text:p>
          </table:table-cell>
          <table:table-cell office:value-type="float" office:value="15.2268743771695" calcext:value-type="float">
            <text:p>15.23</text:p>
          </table:table-cell>
          <table:table-cell office:value-type="float" office:value="16.7610284662518" calcext:value-type="float">
            <text:p>16.76</text:p>
          </table:table-cell>
          <table:table-cell office:value-type="float" office:value="16.880164" calcext:value-type="float">
            <text:p>16.88</text:p>
          </table:table-cell>
          <table:table-cell office:value-type="float" office:value="26.1784" calcext:value-type="float">
            <text:p>26.18</text:p>
          </table:table-cell>
          <table:table-cell office:value-type="float" office:value="33.7548395" calcext:value-type="float">
            <text:p>33.75</text:p>
          </table:table-cell>
          <table:table-cell office:value-type="float" office:value="65.9275475" calcext:value-type="float">
            <text:p>65.9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4.435479" calcext:value-type="float">
            <text:p>24.44</text:p>
          </table:table-cell>
          <table:table-cell office:value-type="float" office:value="806.676565" calcext:value-type="float">
            <text:p>806.68</text:p>
          </table:table-cell>
          <table:table-cell office:value-type="float" office:value="88.1431470795549" calcext:value-type="float">
            <text:p>88.14</text:p>
          </table:table-cell>
          <table:table-cell office:value-type="float" office:value="58.6130388642915" calcext:value-type="float">
            <text:p>58.61</text:p>
          </table:table-cell>
          <table:table-cell office:value-type="float" office:value="102.138112" calcext:value-type="float">
            <text:p>102.14</text:p>
          </table:table-cell>
          <table:table-cell office:value-type="float" office:value="141.3792885" calcext:value-type="float">
            <text:p>141.38</text:p>
          </table:table-cell>
          <table:table-cell office:value-type="float" office:value="177.446402" calcext:value-type="float">
            <text:p>177.45</text:p>
          </table:table-cell>
          <table:table-cell office:value-type="float" office:value="298.4341935" calcext:value-type="float">
            <text:p>298.4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766444" calcext:value-type="float">
            <text:p>1.77</text:p>
          </table:table-cell>
          <table:table-cell office:value-type="float" office:value="70.39789" calcext:value-type="float">
            <text:p>70.40</text:p>
          </table:table-cell>
          <table:table-cell office:value-type="float" office:value="7.97610634099999" calcext:value-type="float">
            <text:p>7.98</text:p>
          </table:table-cell>
          <table:table-cell office:value-type="float" office:value="4.39081392100221" calcext:value-type="float">
            <text:p>4.39</text:p>
          </table:table-cell>
          <table:table-cell office:value-type="float" office:value="9.07682" calcext:value-type="float">
            <text:p>9.08</text:p>
          </table:table-cell>
          <table:table-cell office:value-type="float" office:value="11.724214" calcext:value-type="float">
            <text:p>11.72</text:p>
          </table:table-cell>
          <table:table-cell office:value-type="float" office:value="13.903724" calcext:value-type="float">
            <text:p>13.90</text:p>
          </table:table-cell>
          <table:table-cell office:value-type="float" office:value="22.840052" calcext:value-type="float">
            <text:p>2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8.892904" calcext:value-type="float">
            <text:p>18.89</text:p>
          </table:table-cell>
          <table:table-cell office:value-type="float" office:value="2589.749742" calcext:value-type="float">
            <text:p>2589.75</text:p>
          </table:table-cell>
          <table:table-cell office:value-type="float" office:value="101.523796826498" calcext:value-type="float">
            <text:p>101.52</text:p>
          </table:table-cell>
          <table:table-cell office:value-type="float" office:value="157.245439899351" calcext:value-type="float">
            <text:p>157.25</text:p>
          </table:table-cell>
          <table:table-cell office:value-type="float" office:value="101.2341315" calcext:value-type="float">
            <text:p>101.23</text:p>
          </table:table-cell>
          <table:table-cell office:value-type="float" office:value="148.068403" calcext:value-type="float">
            <text:p>148.07</text:p>
          </table:table-cell>
          <table:table-cell office:value-type="float" office:value="195.9007605" calcext:value-type="float">
            <text:p>195.90</text:p>
          </table:table-cell>
          <table:table-cell office:value-type="float" office:value="946.5750465" calcext:value-type="float">
            <text:p>946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.138381" calcext:value-type="float">
            <text:p>2.14</text:p>
          </table:table-cell>
          <table:table-cell office:value-type="float" office:value="55.480985" calcext:value-type="float">
            <text:p>55.48</text:p>
          </table:table-cell>
          <table:table-cell office:value-type="float" office:value="13.2599365466667" calcext:value-type="float">
            <text:p>13.26</text:p>
          </table:table-cell>
          <table:table-cell office:value-type="float" office:value="6.80611597623349" calcext:value-type="float">
            <text:p>6.81</text:p>
          </table:table-cell>
          <table:table-cell office:value-type="float" office:value="15.485971" calcext:value-type="float">
            <text:p>15.49</text:p>
          </table:table-cell>
          <table:table-cell office:value-type="float" office:value="21.979427" calcext:value-type="float">
            <text:p>21.98</text:p>
          </table:table-cell>
          <table:table-cell office:value-type="float" office:value="26.02206" calcext:value-type="float">
            <text:p>26.02</text:p>
          </table:table-cell>
          <table:table-cell office:value-type="float" office:value="38.841238" calcext:value-type="float">
            <text:p>38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8.929294" calcext:value-type="float">
            <text:p>8.93</text:p>
          </table:table-cell>
          <table:table-cell office:value-type="float" office:value="3905.257696" calcext:value-type="float">
            <text:p>3905.26</text:p>
          </table:table-cell>
          <table:table-cell office:value-type="float" office:value="160.94363544" calcext:value-type="float">
            <text:p>160.94</text:p>
          </table:table-cell>
          <table:table-cell office:value-type="float" office:value="557.29366933002" calcext:value-type="float">
            <text:p>557.29</text:p>
          </table:table-cell>
          <table:table-cell office:value-type="float" office:value="70.642263" calcext:value-type="float">
            <text:p>70.64</text:p>
          </table:table-cell>
          <table:table-cell office:value-type="float" office:value="109.683386" calcext:value-type="float">
            <text:p>109.68</text:p>
          </table:table-cell>
          <table:table-cell office:value-type="float" office:value="210.185767" calcext:value-type="float">
            <text:p>210.19</text:p>
          </table:table-cell>
          <table:table-cell office:value-type="float" office:value="3302.235554" calcext:value-type="float">
            <text:p>3302.2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092902" calcext:value-type="float">
            <text:p>1.09</text:p>
          </table:table-cell>
          <table:table-cell office:value-type="float" office:value="242.632572" calcext:value-type="float">
            <text:p>242.63</text:p>
          </table:table-cell>
          <table:table-cell office:value-type="float" office:value="8.15108766166668" calcext:value-type="float">
            <text:p>8.15</text:p>
          </table:table-cell>
          <table:table-cell office:value-type="float" office:value="7.05259508656054" calcext:value-type="float">
            <text:p>7.05</text:p>
          </table:table-cell>
          <table:table-cell office:value-type="float" office:value="9.817903" calcext:value-type="float">
            <text:p>9.82</text:p>
          </table:table-cell>
          <table:table-cell office:value-type="float" office:value="12.96656" calcext:value-type="float">
            <text:p>12.97</text:p>
          </table:table-cell>
          <table:table-cell office:value-type="float" office:value="16.344502" calcext:value-type="float">
            <text:p>16.34</text:p>
          </table:table-cell>
          <table:table-cell office:value-type="float" office:value="23.249482" calcext:value-type="float">
            <text:p>23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975021" calcext:value-type="float">
            <text:p>1.98</text:p>
          </table:table-cell>
          <table:table-cell office:value-type="float" office:value="163.154917" calcext:value-type="float">
            <text:p>163.15</text:p>
          </table:table-cell>
          <table:table-cell office:value-type="float" office:value="24.3437436866666" calcext:value-type="float">
            <text:p>24.34</text:p>
          </table:table-cell>
          <table:table-cell office:value-type="float" office:value="16.2491848442366" calcext:value-type="float">
            <text:p>16.25</text:p>
          </table:table-cell>
          <table:table-cell office:value-type="float" office:value="32.16103" calcext:value-type="float">
            <text:p>32.16</text:p>
          </table:table-cell>
          <table:table-cell office:value-type="float" office:value="45.228647" calcext:value-type="float">
            <text:p>45.23</text:p>
          </table:table-cell>
          <table:table-cell office:value-type="float" office:value="53.602047" calcext:value-type="float">
            <text:p>53.60</text:p>
          </table:table-cell>
          <table:table-cell office:value-type="float" office:value="73.639116" calcext:value-type="float">
            <text:p>73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0.95367" calcext:value-type="float">
            <text:p>0.95</text:p>
          </table:table-cell>
          <table:table-cell office:value-type="float" office:value="96.656147" calcext:value-type="float">
            <text:p>96.66</text:p>
          </table:table-cell>
          <table:table-cell office:value-type="float" office:value="7.44655748566665" calcext:value-type="float">
            <text:p>7.45</text:p>
          </table:table-cell>
          <table:table-cell office:value-type="float" office:value="5.37208007302787" calcext:value-type="float">
            <text:p>5.37</text:p>
          </table:table-cell>
          <table:table-cell office:value-type="float" office:value="8.964758" calcext:value-type="float">
            <text:p>8.96</text:p>
          </table:table-cell>
          <table:table-cell office:value-type="float" office:value="12.343346" calcext:value-type="float">
            <text:p>12.34</text:p>
          </table:table-cell>
          <table:table-cell office:value-type="float" office:value="15.615409" calcext:value-type="float">
            <text:p>15.62</text:p>
          </table:table-cell>
          <table:table-cell office:value-type="float" office:value="25.49639" calcext:value-type="float">
            <text:p>25.5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71248" calcext:value-type="float">
            <text:p>1.87</text:p>
          </table:table-cell>
          <table:table-cell office:value-type="float" office:value="269.018515" calcext:value-type="float">
            <text:p>269.02</text:p>
          </table:table-cell>
          <table:table-cell office:value-type="float" office:value="23.689524418" calcext:value-type="float">
            <text:p>23.69</text:p>
          </table:table-cell>
          <table:table-cell office:value-type="float" office:value="16.3869915846373" calcext:value-type="float">
            <text:p>16.39</text:p>
          </table:table-cell>
          <table:table-cell office:value-type="float" office:value="31.648708" calcext:value-type="float">
            <text:p>31.65</text:p>
          </table:table-cell>
          <table:table-cell office:value-type="float" office:value="43.197022" calcext:value-type="float">
            <text:p>43.20</text:p>
          </table:table-cell>
          <table:table-cell office:value-type="float" office:value="51.704451" calcext:value-type="float">
            <text:p>51.70</text:p>
          </table:table-cell>
          <table:table-cell office:value-type="float" office:value="74.862818" calcext:value-type="float">
            <text:p>74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239332" calcext:value-type="float">
            <text:p>1.24</text:p>
          </table:table-cell>
          <table:table-cell office:value-type="float" office:value="41.736634" calcext:value-type="float">
            <text:p>41.74</text:p>
          </table:table-cell>
          <table:table-cell office:value-type="float" office:value="6.66197855666667" calcext:value-type="float">
            <text:p>6.66</text:p>
          </table:table-cell>
          <table:table-cell office:value-type="float" office:value="4.27948375171098" calcext:value-type="float">
            <text:p>4.28</text:p>
          </table:table-cell>
          <table:table-cell office:value-type="float" office:value="8.192303" calcext:value-type="float">
            <text:p>8.19</text:p>
          </table:table-cell>
          <table:table-cell office:value-type="float" office:value="10.475255" calcext:value-type="float">
            <text:p>10.48</text:p>
          </table:table-cell>
          <table:table-cell office:value-type="float" office:value="12.924074" calcext:value-type="float">
            <text:p>12.92</text:p>
          </table:table-cell>
          <table:table-cell office:value-type="float" office:value="26.587267" calcext:value-type="float">
            <text:p>26.5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3.372671" calcext:value-type="float">
            <text:p>3.37</text:p>
          </table:table-cell>
          <table:table-cell office:value-type="float" office:value="3255.92542" calcext:value-type="float">
            <text:p>3255.93</text:p>
          </table:table-cell>
          <table:table-cell office:value-type="float" office:value="46.52136414" calcext:value-type="float">
            <text:p>46.52</text:p>
          </table:table-cell>
          <table:table-cell office:value-type="float" office:value="210.620608372398" calcext:value-type="float">
            <text:p>210.62</text:p>
          </table:table-cell>
          <table:table-cell office:value-type="float" office:value="38.68861" calcext:value-type="float">
            <text:p>38.69</text:p>
          </table:table-cell>
          <table:table-cell office:value-type="float" office:value="51.054725" calcext:value-type="float">
            <text:p>51.05</text:p>
          </table:table-cell>
          <table:table-cell office:value-type="float" office:value="67.641165" calcext:value-type="float">
            <text:p>67.64</text:p>
          </table:table-cell>
          <table:table-cell office:value-type="float" office:value="150.235304" calcext:value-type="float">
            <text:p>150.24</text:p>
          </table:table-cell>
        </table:table-row>
        <table:table-row table:style-name="ro5">
          <table:table-cell table:number-columns-repeated="15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.582379" calcext:value-type="float">
            <text:p>2.58</text:p>
          </table:table-cell>
          <table:table-cell office:value-type="float" office:value="339.605719" calcext:value-type="float">
            <text:p>339.61</text:p>
          </table:table-cell>
          <table:table-cell office:value-type="float" office:value="10.9206337094302" calcext:value-type="float">
            <text:p>10.92</text:p>
          </table:table-cell>
          <table:table-cell office:value-type="float" office:value="11.6288868203968" calcext:value-type="float">
            <text:p>11.63</text:p>
          </table:table-cell>
          <table:table-cell office:value-type="float" office:value="12.029789" calcext:value-type="float">
            <text:p>12.03</text:p>
          </table:table-cell>
          <table:table-cell office:value-type="float" office:value="16.6426045" calcext:value-type="float">
            <text:p>16.64</text:p>
          </table:table-cell>
          <table:table-cell office:value-type="float" office:value="20.391524" calcext:value-type="float">
            <text:p>20.39</text:p>
          </table:table-cell>
          <table:table-cell office:value-type="float" office:value="32.208685" calcext:value-type="float">
            <text:p>32.2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6.866817" calcext:value-type="float">
            <text:p>6.87</text:p>
          </table:table-cell>
          <table:table-cell office:value-type="float" office:value="4175.486858" calcext:value-type="float">
            <text:p>4175.49</text:p>
          </table:table-cell>
          <table:table-cell office:value-type="float" office:value="27.0184093588803" calcext:value-type="float">
            <text:p>27.02</text:p>
          </table:table-cell>
          <table:table-cell office:value-type="float" office:value="174.736865942558" calcext:value-type="float">
            <text:p>174.74</text:p>
          </table:table-cell>
          <table:table-cell office:value-type="float" office:value="19.8725815" calcext:value-type="float">
            <text:p>19.87</text:p>
          </table:table-cell>
          <table:table-cell office:value-type="float" office:value="25.030492" calcext:value-type="float">
            <text:p>25.03</text:p>
          </table:table-cell>
          <table:table-cell office:value-type="float" office:value="29.2660115" calcext:value-type="float">
            <text:p>29.27</text:p>
          </table:table-cell>
          <table:table-cell office:value-type="float" office:value="47.03189" calcext:value-type="float">
            <text:p>47.0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.715917" calcext:value-type="float">
            <text:p>2.72</text:p>
          </table:table-cell>
          <table:table-cell office:value-type="float" office:value="105.221791" calcext:value-type="float">
            <text:p>105.22</text:p>
          </table:table-cell>
          <table:table-cell office:value-type="float" office:value="10.9872323532156" calcext:value-type="float">
            <text:p>10.99</text:p>
          </table:table-cell>
          <table:table-cell office:value-type="float" office:value="7.23587859761388" calcext:value-type="float">
            <text:p>7.24</text:p>
          </table:table-cell>
          <table:table-cell office:value-type="float" office:value="12.539842" calcext:value-type="float">
            <text:p>12.54</text:p>
          </table:table-cell>
          <table:table-cell office:value-type="float" office:value="17.558163" calcext:value-type="float">
            <text:p>17.56</text:p>
          </table:table-cell>
          <table:table-cell office:value-type="float" office:value="22.9518625" calcext:value-type="float">
            <text:p>22.95</text:p>
          </table:table-cell>
          <table:table-cell office:value-type="float" office:value="39.7012865" calcext:value-type="float">
            <text:p>39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7.10393" calcext:value-type="float">
            <text:p>7.10</text:p>
          </table:table-cell>
          <table:table-cell office:value-type="float" office:value="4281.057214" calcext:value-type="float">
            <text:p>4281.06</text:p>
          </table:table-cell>
          <table:table-cell office:value-type="float" office:value="27.6112763915361" calcext:value-type="float">
            <text:p>27.61</text:p>
          </table:table-cell>
          <table:table-cell office:value-type="float" office:value="177.463242923237" calcext:value-type="float">
            <text:p>177.46</text:p>
          </table:table-cell>
          <table:table-cell office:value-type="float" office:value="18.997765" calcext:value-type="float">
            <text:p>19.00</text:p>
          </table:table-cell>
          <table:table-cell office:value-type="float" office:value="23.6316225" calcext:value-type="float">
            <text:p>23.63</text:p>
          </table:table-cell>
          <table:table-cell office:value-type="float" office:value="27.073062" calcext:value-type="float">
            <text:p>27.07</text:p>
          </table:table-cell>
          <table:table-cell office:value-type="float" office:value="41.2495515" calcext:value-type="float">
            <text:p>41.25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40.969653" calcext:value-type="float">
            <text:p>40.97</text:p>
          </table:table-cell>
          <table:table-cell office:value-type="float" office:value="513.48331" calcext:value-type="float">
            <text:p>513.48</text:p>
          </table:table-cell>
          <table:table-cell office:value-type="float" office:value="101.533605151949" calcext:value-type="float">
            <text:p>101.53</text:p>
          </table:table-cell>
          <table:table-cell office:value-type="float" office:value="43.6055503244187" calcext:value-type="float">
            <text:p>43.61</text:p>
          </table:table-cell>
          <table:table-cell office:value-type="float" office:value="114.872575" calcext:value-type="float">
            <text:p>114.87</text:p>
          </table:table-cell>
          <table:table-cell office:value-type="float" office:value="148.8809825" calcext:value-type="float">
            <text:p>148.88</text:p>
          </table:table-cell>
          <table:table-cell office:value-type="float" office:value="181.8894015" calcext:value-type="float">
            <text:p>181.89</text:p>
          </table:table-cell>
          <table:table-cell office:value-type="float" office:value="268.6407435" calcext:value-type="float">
            <text:p>268.6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22.070938" calcext:value-type="float">
            <text:p>22.07</text:p>
          </table:table-cell>
          <table:table-cell office:value-type="float" office:value="5351.685777" calcext:value-type="float">
            <text:p>5351.69</text:p>
          </table:table-cell>
          <table:table-cell office:value-type="float" office:value="95.6688386577808" calcext:value-type="float">
            <text:p>95.67</text:p>
          </table:table-cell>
          <table:table-cell office:value-type="float" office:value="368.134758308209" calcext:value-type="float">
            <text:p>368.13</text:p>
          </table:table-cell>
          <table:table-cell office:value-type="float" office:value="63.496885" calcext:value-type="float">
            <text:p>63.50</text:p>
          </table:table-cell>
          <table:table-cell office:value-type="float" office:value="78.210406" calcext:value-type="float">
            <text:p>78.21</text:p>
          </table:table-cell>
          <table:table-cell office:value-type="float" office:value="92.5167935" calcext:value-type="float">
            <text:p>92.52</text:p>
          </table:table-cell>
          <table:table-cell office:value-type="float" office:value="1680.7832585" calcext:value-type="float">
            <text:p>1680.7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36.026521" calcext:value-type="float">
            <text:p>36.03</text:p>
          </table:table-cell>
          <table:table-cell office:value-type="float" office:value="380.172936" calcext:value-type="float">
            <text:p>380.17</text:p>
          </table:table-cell>
          <table:table-cell office:value-type="float" office:value="101.2163166008" calcext:value-type="float">
            <text:p>101.22</text:p>
          </table:table-cell>
          <table:table-cell office:value-type="float" office:value="37.8185186791314" calcext:value-type="float">
            <text:p>37.82</text:p>
          </table:table-cell>
          <table:table-cell office:value-type="float" office:value="116.0592625" calcext:value-type="float">
            <text:p>116.06</text:p>
          </table:table-cell>
          <table:table-cell office:value-type="float" office:value="148.868684" calcext:value-type="float">
            <text:p>148.87</text:p>
          </table:table-cell>
          <table:table-cell office:value-type="float" office:value="177.0746725" calcext:value-type="float">
            <text:p>177.07</text:p>
          </table:table-cell>
          <table:table-cell office:value-type="float" office:value="236.2853385" calcext:value-type="float">
            <text:p>236.29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23.879623" calcext:value-type="float">
            <text:p>23.88</text:p>
          </table:table-cell>
          <table:table-cell office:value-type="float" office:value="6317.155269" calcext:value-type="float">
            <text:p>6317.16</text:p>
          </table:table-cell>
          <table:table-cell office:value-type="float" office:value="93.5610439803399" calcext:value-type="float">
            <text:p>93.56</text:p>
          </table:table-cell>
          <table:table-cell office:value-type="float" office:value="351.557991437921" calcext:value-type="float">
            <text:p>351.56</text:p>
          </table:table-cell>
          <table:table-cell office:value-type="float" office:value="62.0919775" calcext:value-type="float">
            <text:p>62.09</text:p>
          </table:table-cell>
          <table:table-cell office:value-type="float" office:value="76.4824235" calcext:value-type="float">
            <text:p>76.48</text:p>
          </table:table-cell>
          <table:table-cell office:value-type="float" office:value="91.184295" calcext:value-type="float">
            <text:p>91.18</text:p>
          </table:table-cell>
          <table:table-cell office:value-type="float" office:value="1522.858213" calcext:value-type="float">
            <text:p>1522.8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67.472883" calcext:value-type="float">
            <text:p>67.47</text:p>
          </table:table-cell>
          <table:table-cell office:value-type="float" office:value="720.244358" calcext:value-type="float">
            <text:p>720.24</text:p>
          </table:table-cell>
          <table:table-cell office:value-type="float" office:value="161.460922906667" calcext:value-type="float">
            <text:p>161.46</text:p>
          </table:table-cell>
          <table:table-cell office:value-type="float" office:value="104.972219744898" calcext:value-type="float">
            <text:p>104.97</text:p>
          </table:table-cell>
          <table:table-cell office:value-type="float" office:value="171.943042" calcext:value-type="float">
            <text:p>171.94</text:p>
          </table:table-cell>
          <table:table-cell office:value-type="float" office:value="262.898821" calcext:value-type="float">
            <text:p>262.90</text:p>
          </table:table-cell>
          <table:table-cell office:value-type="float" office:value="368.874727" calcext:value-type="float">
            <text:p>368.87</text:p>
          </table:table-cell>
          <table:table-cell office:value-type="float" office:value="593.555398" calcext:value-type="float">
            <text:p>593.5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EC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24.051958" calcext:value-type="float">
            <text:p>24.05</text:p>
          </table:table-cell>
          <table:table-cell office:value-type="float" office:value="6627.852556" calcext:value-type="float">
            <text:p>6627.85</text:p>
          </table:table-cell>
          <table:table-cell office:value-type="float" office:value="347.516792178644" calcext:value-type="float">
            <text:p>347.52</text:p>
          </table:table-cell>
          <table:table-cell office:value-type="float" office:value="878.478746216445" calcext:value-type="float">
            <text:p>878.48</text:p>
          </table:table-cell>
          <table:table-cell office:value-type="float" office:value="137.345816" calcext:value-type="float">
            <text:p>137.35</text:p>
          </table:table-cell>
          <table:table-cell office:value-type="float" office:value="659.925844" calcext:value-type="float">
            <text:p>659.93</text:p>
          </table:table-cell>
          <table:table-cell office:value-type="float" office:value="2357.0670535" calcext:value-type="float">
            <text:p>2357.07</text:p>
          </table:table-cell>
          <table:table-cell office:value-type="float" office:value="4457.1345865" calcext:value-type="float">
            <text:p>4457.13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48803" calcext:value-type="float">
            <text:p>1.49</text:p>
          </table:table-cell>
          <table:table-cell office:value-type="float" office:value="67.899776" calcext:value-type="float">
            <text:p>67.90</text:p>
          </table:table-cell>
          <table:table-cell office:value-type="float" office:value="9.37639335733332" calcext:value-type="float">
            <text:p>9.38</text:p>
          </table:table-cell>
          <table:table-cell office:value-type="float" office:value="5.25699508850314" calcext:value-type="float">
            <text:p>5.26</text:p>
          </table:table-cell>
          <table:table-cell office:value-type="float" office:value="11.387869" calcext:value-type="float">
            <text:p>11.39</text:p>
          </table:table-cell>
          <table:table-cell office:value-type="float" office:value="15.752797" calcext:value-type="float">
            <text:p>15.75</text:p>
          </table:table-cell>
          <table:table-cell office:value-type="float" office:value="18.797789" calcext:value-type="float">
            <text:p>18.80</text:p>
          </table:table-cell>
          <table:table-cell office:value-type="float" office:value="28.117859" calcext:value-type="float">
            <text:p>28.1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2.529858" calcext:value-type="float">
            <text:p>12.53</text:p>
          </table:table-cell>
          <table:table-cell office:value-type="float" office:value="317.842558" calcext:value-type="float">
            <text:p>317.84</text:p>
          </table:table-cell>
          <table:table-cell office:value-type="float" office:value="46.3631195390001" calcext:value-type="float">
            <text:p>46.36</text:p>
          </table:table-cell>
          <table:table-cell office:value-type="float" office:value="26.2138817402693" calcext:value-type="float">
            <text:p>26.21</text:p>
          </table:table-cell>
          <table:table-cell office:value-type="float" office:value="54.984517" calcext:value-type="float">
            <text:p>54.98</text:p>
          </table:table-cell>
          <table:table-cell office:value-type="float" office:value="76.668547" calcext:value-type="float">
            <text:p>76.67</text:p>
          </table:table-cell>
          <table:table-cell office:value-type="float" office:value="92.377988" calcext:value-type="float">
            <text:p>92.38</text:p>
          </table:table-cell>
          <table:table-cell office:value-type="float" office:value="141.257133" calcext:value-type="float">
            <text:p>141.2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.802495" calcext:value-type="float">
            <text:p>1.80</text:p>
          </table:table-cell>
          <table:table-cell office:value-type="float" office:value="65.772293" calcext:value-type="float">
            <text:p>65.77</text:p>
          </table:table-cell>
          <table:table-cell office:value-type="float" office:value="8.67300593333332" calcext:value-type="float">
            <text:p>8.67</text:p>
          </table:table-cell>
          <table:table-cell office:value-type="float" office:value="4.64728130143598" calcext:value-type="float">
            <text:p>4.65</text:p>
          </table:table-cell>
          <table:table-cell office:value-type="float" office:value="10.294539" calcext:value-type="float">
            <text:p>10.29</text:p>
          </table:table-cell>
          <table:table-cell office:value-type="float" office:value="14.05285" calcext:value-type="float">
            <text:p>14.05</text:p>
          </table:table-cell>
          <table:table-cell office:value-type="float" office:value="16.612864" calcext:value-type="float">
            <text:p>16.61</text:p>
          </table:table-cell>
          <table:table-cell office:value-type="float" office:value="24.881129" calcext:value-type="float">
            <text:p>24.8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float" office:value="14.057649" calcext:value-type="float">
            <text:p>14.06</text:p>
          </table:table-cell>
          <table:table-cell office:value-type="float" office:value="438.281292" calcext:value-type="float">
            <text:p>438.28</text:p>
          </table:table-cell>
          <table:table-cell office:value-type="float" office:value="56.7082429313334" calcext:value-type="float">
            <text:p>56.71</text:p>
          </table:table-cell>
          <table:table-cell office:value-type="float" office:value="36.3229153407993" calcext:value-type="float">
            <text:p>36.32</text:p>
          </table:table-cell>
          <table:table-cell office:value-type="float" office:value="66.681426" calcext:value-type="float">
            <text:p>66.68</text:p>
          </table:table-cell>
          <table:table-cell office:value-type="float" office:value="94.587159" calcext:value-type="float">
            <text:p>94.59</text:p>
          </table:table-cell>
          <table:table-cell office:value-type="float" office:value="119.641661" calcext:value-type="float">
            <text:p>119.64</text:p>
          </table:table-cell>
          <table:table-cell office:value-type="float" office:value="209.02368" calcext:value-type="float">
            <text:p>209.02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1.633247" calcext:value-type="float">
            <text:p>1.63</text:p>
          </table:table-cell>
          <table:table-cell office:value-type="float" office:value="52.374353" calcext:value-type="float">
            <text:p>52.37</text:p>
          </table:table-cell>
          <table:table-cell office:value-type="float" office:value="8.24408634" calcext:value-type="float">
            <text:p>8.24</text:p>
          </table:table-cell>
          <table:table-cell office:value-type="float" office:value="4.4837633808695" calcext:value-type="float">
            <text:p>4.48</text:p>
          </table:table-cell>
          <table:table-cell office:value-type="float" office:value="9.917626" calcext:value-type="float">
            <text:p>9.92</text:p>
          </table:table-cell>
          <table:table-cell office:value-type="float" office:value="12.696093" calcext:value-type="float">
            <text:p>12.70</text:p>
          </table:table-cell>
          <table:table-cell office:value-type="float" office:value="14.509093" calcext:value-type="float">
            <text:p>14.51</text:p>
          </table:table-cell>
          <table:table-cell office:value-type="float" office:value="25.656687" calcext:value-type="float">
            <text:p>25.66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K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4.131348" calcext:value-type="float">
            <text:p>4.13</text:p>
          </table:table-cell>
          <table:table-cell office:value-type="float" office:value="117.548355" calcext:value-type="float">
            <text:p>117.55</text:p>
          </table:table-cell>
          <table:table-cell office:value-type="float" office:value="14.0789900233333" calcext:value-type="float">
            <text:p>14.08</text:p>
          </table:table-cell>
          <table:table-cell office:value-type="float" office:value="9.75287381168656" calcext:value-type="float">
            <text:p>9.75</text:p>
          </table:table-cell>
          <table:table-cell office:value-type="float" office:value="16.874368" calcext:value-type="float">
            <text:p>16.87</text:p>
          </table:table-cell>
          <table:table-cell office:value-type="float" office:value="23.015847" calcext:value-type="float">
            <text:p>23.02</text:p>
          </table:table-cell>
          <table:table-cell office:value-type="float" office:value="27.894714" calcext:value-type="float">
            <text:p>27.89</text:p>
          </table:table-cell>
          <table:table-cell office:value-type="float" office:value="43.701726" calcext:value-type="float">
            <text:p>43.70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1.197194" calcext:value-type="float">
            <text:p>1.20</text:p>
          </table:table-cell>
          <table:table-cell office:value-type="float" office:value="74.964474" calcext:value-type="float">
            <text:p>74.96</text:p>
          </table:table-cell>
          <table:table-cell office:value-type="float" office:value="9.52156159766667" calcext:value-type="float">
            <text:p>9.52</text:p>
          </table:table-cell>
          <table:table-cell office:value-type="float" office:value="6.21709239240336" calcext:value-type="float">
            <text:p>6.22</text:p>
          </table:table-cell>
          <table:table-cell office:value-type="float" office:value="11.597523" calcext:value-type="float">
            <text:p>11.60</text:p>
          </table:table-cell>
          <table:table-cell office:value-type="float" office:value="15.575363" calcext:value-type="float">
            <text:p>15.58</text:p>
          </table:table-cell>
          <table:table-cell office:value-type="float" office:value="19.137864" calcext:value-type="float">
            <text:p>19.14</text:p>
          </table:table-cell>
          <table:table-cell office:value-type="float" office:value="32.835654" calcext:value-type="float">
            <text:p>32.84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float" office:value="9.564562" calcext:value-type="float">
            <text:p>9.56</text:p>
          </table:table-cell>
          <table:table-cell office:value-type="float" office:value="343.842636" calcext:value-type="float">
            <text:p>343.84</text:p>
          </table:table-cell>
          <table:table-cell office:value-type="float" office:value="28.9911119753332" calcext:value-type="float">
            <text:p>28.99</text:p>
          </table:table-cell>
          <table:table-cell office:value-type="float" office:value="14.4384474893064" calcext:value-type="float">
            <text:p>14.44</text:p>
          </table:table-cell>
          <table:table-cell office:value-type="float" office:value="35.227668" calcext:value-type="float">
            <text:p>35.23</text:p>
          </table:table-cell>
          <table:table-cell office:value-type="float" office:value="45.265525" calcext:value-type="float">
            <text:p>45.27</text:p>
          </table:table-cell>
          <table:table-cell office:value-type="float" office:value="52.896338" calcext:value-type="float">
            <text:p>52.90</text:p>
          </table:table-cell>
          <table:table-cell office:value-type="float" office:value="74.580566" calcext:value-type="float">
            <text:p>74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992752 68.945058 6.717605116 4.721536241110806 [8.163413 11.465885 14.331748 23.376233]</text:p>
          </table:table-cell>
          <table:table-cell office:value-type="float" office:value="79.177809" calcext:value-type="float">
            <text:p>79.18</text:p>
          </table:table-cell>
          <table:table-cell office:value-type="float" office:value="9.01814061366666" calcext:value-type="float">
            <text:p>9.02</text:p>
          </table:table-cell>
          <table:table-cell office:value-type="float" office:value="5.64246806422139" calcext:value-type="float">
            <text:p>5.64</text:p>
          </table:table-cell>
          <table:table-cell office:value-type="float" office:value="11.303241" calcext:value-type="float">
            <text:p>11.30</text:p>
          </table:table-cell>
          <table:table-cell office:value-type="float" office:value="15.471386" calcext:value-type="float">
            <text:p>15.47</text:p>
          </table:table-cell>
          <table:table-cell office:value-type="float" office:value="18.778367" calcext:value-type="float">
            <text:p>18.78</text:p>
          </table:table-cell>
          <table:table-cell office:value-type="float" office:value="28.58337" calcext:value-type="float">
            <text:p>28.58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5760310000000002 122.402202 7.058935538666665 6.156137886616778 [9.013881 13.046787 16.018856000000003 26.442292]</text:p>
          </table:table-cell>
          <table:table-cell office:value-type="float" office:value="151.779827" calcext:value-type="float">
            <text:p>151.78</text:p>
          </table:table-cell>
          <table:table-cell office:value-type="float" office:value="30.3646041419999" calcext:value-type="float">
            <text:p>30.36</text:p>
          </table:table-cell>
          <table:table-cell office:value-type="float" office:value="15.5272138290619" calcext:value-type="float">
            <text:p>15.53</text:p>
          </table:table-cell>
          <table:table-cell office:value-type="float" office:value="36.272492" calcext:value-type="float">
            <text:p>36.27</text:p>
          </table:table-cell>
          <table:table-cell office:value-type="float" office:value="48.055712" calcext:value-type="float">
            <text:p>48.06</text:p>
          </table:table-cell>
          <table:table-cell office:value-type="float" office:value="56.773657" calcext:value-type="float">
            <text:p>56.77</text:p>
          </table:table-cell>
          <table:table-cell office:value-type="float" office:value="90.512924" calcext:value-type="float">
            <text:p>90.51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SET (concurrent)</text:p>
          </table:table-cell>
          <table:table-cell office:value-type="string" calcext:value-type="string">
            <text:p>9 (different keys)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273126 26.879005 6.710496553333332 3.162315081729619 [7.974754000000001 10.179153999999999 11.646169 18.019709]</text:p>
          </table:table-cell>
          <table:table-cell table:number-columns-repeated="7"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R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.0336130000000001 20.731774 4.822092410000001 3.5599414864338086 [6.492625 8.846758 11.452056 16.887262]</text:p>
          </table:table-cell>
          <table:table-cell table:number-columns-repeated="7"/>
        </table:table-row>
        <table:table-row table:style-name="ro5" table:number-rows-repeated="1048526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00:51:01.861118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10T01:21:27.597627603</dc:date>
    <meta:editing-duration>PT2H4M50S</meta:editing-duration>
    <meta:editing-cycles>16</meta:editing-cycles>
    <meta:generator>LibreOffice/6.1.5.2$Linux_X86_64 LibreOffice_project/10$Build-2</meta:generator>
    <meta:document-statistic meta:table-count="1" meta:cell-count="664" meta:object-count="0"/>
  </office:meta>
</office:document-meta>
</file>